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6666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lineas</text:p>
          </table:table-cell>
          <table:table-cell table:style-name="ce1" office:value-type="string">
            <text:p>miRNAS</text:p>
          </table:table-cell>
          <table:table-cell table:number-columns-repeated="2" table:style-name="ce1" office:value-type="string">
            <text:p>Especies</text:p>
          </table:table-cell>
          <table:table-cell table:style-name="ce1"/>
          <table:table-cell table:style-name="ce1" office:value-type="string">
            <text:p>Flia miR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57a</text:p>
          </table:table-cell>
          <table:table-cell table:style-name="ce2" table:formula="of:=[.A2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56/15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60a</text:p>
          </table:table-cell>
          <table:table-cell table:style-name="ce2" table:formula="of:=[.A3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59/miR31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69j</text:p>
          </table:table-cell>
          <table:table-cell table:style-name="ce2" table:formula="of:=[.A4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60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3" office:value-type="string">
            <text:p>miR171c</text:p>
          </table:table-cell>
          <table:table-cell table:style-name="ce2" table:formula="of:=[.A5]/2"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iR162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172a</text:p>
          </table:table-cell>
          <table:table-cell table:style-name="ce2" table:formula="of:=[.A6]/2"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164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style-name="ce2" office:value-type="string">
            <text:p>miR319c</text:p>
          </table:table-cell>
          <table:table-cell table:style-name="ce2" table:formula="of:=[.A7]/2" office:value-type="float" office:value="30">
            <text:p>30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iR165/miR16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0a</text:p>
          </table:table-cell>
          <table:table-cell table:style-name="ce2" table:formula="of:=[.A8]/2"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167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3a</text:p>
          </table:table-cell>
          <table:table-cell table:style-name="ce2" table:formula="of:=[.A9]/2" office:value-type="float" office:value="30">
            <text:p>3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miR168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396a</text:p>
          </table:table-cell>
          <table:table-cell table:style-name="ce2" table:formula="of:=[.A10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69</text:p>
          </table:table-cell>
        </table:table-row>
        <table:table-row table:style-name="ro2">
          <table:table-cell office:value-type="float" office:value="60">
            <text:p>60</text:p>
          </table:table-cell>
          <table:table-cell table:style-name="ce2" office:value-type="string">
            <text:p>miR408</text:p>
          </table:table-cell>
          <table:table-cell table:style-name="ce2" table:formula="of:=[.A11]/2" office:value-type="float" office:value="30">
            <text:p>3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70/miR17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4b</text:p>
          </table:table-cell>
          <table:table-cell table:formula="of:=[.A12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172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7b</text:p>
          </table:table-cell>
          <table:table-cell table:formula="of:=[.A13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169b</text:p>
          </table:table-cell>
          <table:table-cell table:formula="of:=[.A14]/2"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396b</text:p>
          </table:table-cell>
          <table:table-cell table:formula="of:=[.A15]/2"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iR394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miR397a</text:p>
          </table:table-cell>
          <table:table-cell table:formula="of:=[.A16]/2"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iR395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64a</text:p>
          </table:table-cell>
          <table:table-cell table:formula="of:=[.A17]/2"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396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66f</text:p>
          </table:table-cell>
          <table:table-cell table:formula="of:=[.A18]/2"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miR39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iR172e</text:p>
          </table:table-cell>
          <table:table-cell table:formula="of:=[.A19]/2"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iR398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156b</text:p>
          </table:table-cell>
          <table:table-cell table:formula="of:=[.A20]/2" office:value-type="float" office:value="27">
            <text:p>2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iR399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167d</text:p>
          </table:table-cell>
          <table:table-cell table:formula="of:=[.A21]/2" office:value-type="float" office:value="27">
            <text:p>27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miR403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iR399a</text:p>
          </table:table-cell>
          <table:table-cell table:formula="of:=[.A22]/2"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miR408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iR394b</text:p>
          </table:table-cell>
          <table:table-cell table:formula="of:=[.A23]/2" office:value-type="float" office:value="26">
            <text:p>2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miR827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iR399d</text:p>
          </table:table-cell>
          <table:table-cell table:formula="of:=[.A24]/2" office:value-type="float" office:value="26">
            <text:p>26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56h</text:p>
          </table:table-cell>
          <table:table-cell table:formula="of:=[.A25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66e</text:p>
          </table:table-cell>
          <table:table-cell table:formula="of:=[.A26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169a</text:p>
          </table:table-cell>
          <table:table-cell table:formula="of:=[.A27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miR399c</text:p>
          </table:table-cell>
          <table:table-cell table:formula="of:=[.A28]/2" office:value-type="float" office:value="25">
            <text:p>25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56e</text:p>
          </table:table-cell>
          <table:table-cell table:formula="of:=[.A29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2b</text:p>
          </table:table-cell>
          <table:table-cell table:formula="of:=[.A30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b</text:p>
          </table:table-cell>
          <table:table-cell table:formula="of:=[.A31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d</text:p>
          </table:table-cell>
          <table:table-cell table:formula="of:=[.A32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6g</text:p>
          </table:table-cell>
          <table:table-cell table:formula="of:=[.A33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7a</text:p>
          </table:table-cell>
          <table:table-cell table:formula="of:=[.A34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7c</text:p>
          </table:table-cell>
          <table:table-cell table:formula="of:=[.A35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8b</text:p>
          </table:table-cell>
          <table:table-cell table:formula="of:=[.A36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69c</text:p>
          </table:table-cell>
          <table:table-cell table:formula="of:=[.A37]/2" office:value-type="float" office:value="24">
            <text:p>24</text:p>
          </table:table-cell>
          <table:table-cell table:number-columns-repeated="3"/>
        </table:table-row>
        <table:table-row table:style-name="ro3">
          <table:table-cell office:value-type="float" office:value="48">
            <text:p>48</text:p>
          </table:table-cell>
          <table:table-cell table:style-name="ce3" office:value-type="string">
            <text:p>miR171a</text:p>
          </table:table-cell>
          <table:table-cell table:formula="of:=[.A38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miR172d</text:p>
          </table:table-cell>
          <table:table-cell table:formula="of:=[.A39]/2" office:value-type="float" office:value="24">
            <text:p>24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iR156f</text:p>
          </table:table-cell>
          <table:table-cell table:formula="of:=[.A40]/2"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miR169g</text:p>
          </table:table-cell>
          <table:table-cell table:formula="of:=[.A41]/2" office:value-type="float" office:value="23">
            <text:p>23</text:p>
          </table:table-cell>
          <table:table-cell table:number-columns-repeated="3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miR319b</text:p>
          </table:table-cell>
          <table:table-cell table:formula="of:=[.A42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iR399b</text:p>
          </table:table-cell>
          <table:table-cell table:formula="of:=[.A43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miR403</text:p>
          </table:table-cell>
          <table:table-cell table:formula="of:=[.A44]/2"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159b</text:p>
          </table:table-cell>
          <table:table-cell table:formula="of:=[.A45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170</text:p>
          </table:table-cell>
          <table:table-cell table:formula="of:=[.A46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19a</text:p>
          </table:table-cell>
          <table:table-cell table:formula="of:=[.A47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95a</text:p>
          </table:table-cell>
          <table:table-cell table:formula="of:=[.A48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iR395d</text:p>
          </table:table-cell>
          <table:table-cell table:formula="of:=[.A49]/2"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4a</text:p>
          </table:table-cell>
          <table:table-cell table:formula="of:=[.A50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5e</text:p>
          </table:table-cell>
          <table:table-cell table:formula="of:=[.A51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miR398a</text:p>
          </table:table-cell>
          <table:table-cell table:formula="of:=[.A52]/2"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156a</text:p>
          </table:table-cell>
          <table:table-cell table:formula="of:=[.A53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160c</text:p>
          </table:table-cell>
          <table:table-cell table:formula="of:=[.A54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R399f</text:p>
          </table:table-cell>
          <table:table-cell table:formula="of:=[.A55]/2"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iR166a</text:p>
          </table:table-cell>
          <table:table-cell table:formula="of:=[.A56]/2"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miR169f</text:p>
          </table:table-cell>
          <table:table-cell table:formula="of:=[.A57]/2" office:value-type="float" office:value="17">
            <text:p>17</text:p>
          </table:table-cell>
          <table:table-cell table:number-columns-repeated="3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iR157c</text:p>
          </table:table-cell>
          <table:table-cell table:formula="of:=[.A58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57d</text:p>
          </table:table-cell>
          <table:table-cell table:formula="of:=[.A59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62a</text:p>
          </table:table-cell>
          <table:table-cell table:formula="of:=[.A60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miR172b</text:p>
          </table:table-cell>
          <table:table-cell table:formula="of:=[.A61]/2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169l</text:p>
          </table:table-cell>
          <table:table-cell table:formula="of:=[.A62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172c</text:p>
          </table:table-cell>
          <table:table-cell table:formula="of:=[.A63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397b</text:p>
          </table:table-cell>
          <table:table-cell table:formula="of:=[.A64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miR398b</text:p>
          </table:table-cell>
          <table:table-cell table:formula="of:=[.A65]/2"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59a</text:p>
          </table:table-cell>
          <table:table-cell table:formula="of:=[.A66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68a</text:p>
          </table:table-cell>
          <table:table-cell table:formula="of:=[.A67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miR169h</text:p>
          </table:table-cell>
          <table:table-cell table:formula="of:=[.A68]/2" office:value-type="float" office:value="14">
            <text:p>14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56c</text:p>
          </table:table-cell>
          <table:table-cell table:formula="of:=[.A69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60b</text:p>
          </table:table-cell>
          <table:table-cell table:formula="of:=[.A70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169m</text:p>
          </table:table-cell>
          <table:table-cell table:formula="of:=[.A71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miR393b</text:p>
          </table:table-cell>
          <table:table-cell table:formula="of:=[.A72]/2" office:value-type="float" office:value="13">
            <text:p>13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57b</text:p>
          </table:table-cell>
          <table:table-cell table:formula="of:=[.A73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64c</text:p>
          </table:table-cell>
          <table:table-cell table:formula="of:=[.A74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169n</text:p>
          </table:table-cell>
          <table:table-cell table:formula="of:=[.A75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miR827</text:p>
          </table:table-cell>
          <table:table-cell table:formula="of:=[.A76]/2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56d</text:p>
          </table:table-cell>
          <table:table-cell table:formula="of:=[.A77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6c</text:p>
          </table:table-cell>
          <table:table-cell table:formula="of:=[.A78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d</text:p>
          </table:table-cell>
          <table:table-cell table:formula="of:=[.A79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e</text:p>
          </table:table-cell>
          <table:table-cell table:formula="of:=[.A80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69i</text:p>
          </table:table-cell>
          <table:table-cell table:formula="of:=[.A81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171b</text:p>
          </table:table-cell>
          <table:table-cell table:formula="of:=[.A82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miR390b</text:p>
          </table:table-cell>
          <table:table-cell table:formula="of:=[.A83]/2"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iR165b</text:p>
          </table:table-cell>
          <table:table-cell table:formula="of:=[.A84]/2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159c</text:p>
          </table:table-cell>
          <table:table-cell table:formula="of:=[.A85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5b</text:p>
          </table:table-cell>
          <table:table-cell table:formula="of:=[.A86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5f</text:p>
          </table:table-cell>
          <table:table-cell table:formula="of:=[.A87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miR399e</text:p>
          </table:table-cell>
          <table:table-cell table:formula="of:=[.A88]/2"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156g</text:p>
          </table:table-cell>
          <table:table-cell table:formula="of:=[.A89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395c</text:p>
          </table:table-cell>
          <table:table-cell table:formula="of:=[.A90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iR398c</text:p>
          </table:table-cell>
          <table:table-cell table:formula="of:=[.A91]/2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miR165a</text:p>
          </table:table-cell>
          <table:table-cell table:formula="of:=[.A92]/2"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iR169k</text:p>
          </table:table-cell>
          <table:table-cell table:formula="of:=[.A93]/2" office:value-type="float" office:value="5">
            <text:p>5</text:p>
          </table:table-cell>
          <table:table-cell table:number-columns-repeated="3"/>
        </table:table-row>
        <table:table-row table:style-name="ro2" table:number-rows-repeated="1048482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&gt;= 20 especies" table:style-name="ta1">
        <table:table-column table:style-name="co1" table:number-columns-repeated="2" table:default-cell-style-name="ce5"/>
        <table:table-column table:style-name="co1" table:default-cell-style-name="Default"/>
        <table:table-row table:style-name="ro1">
          <table:table-cell table:style-name="ce4" office:value-type="string">
            <text:p>miRNA</text:p>
          </table:table-cell>
          <table:table-cell table:style-name="ce4" office:value-type="string">
            <text:p>especies</text:p>
          </table:table-cell>
          <table:table-cell office:value-type="string">
            <text:p>mecanismo</text:p>
          </table:table-cell>
        </table:table-row>
        <table:table-row table:style-name="ro2">
          <table:table-cell table:style-name="ce4" office:value-type="string">
            <text:p>miR159b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miR17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table:style-name="ce4" office:value-type="string">
            <text:p>miR319a</text:p>
          </table:table-cell>
          <table:table-cell office:value-type="float" office:value="21">
            <text:p>21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395a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miR395d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miR319b</text:p>
          </table:table-cell>
          <table:table-cell office:value-type="float" office:value="22">
            <text:p>22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office:value-type="string">
            <text:p>miR399b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miR403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string">
            <text:p>miR156f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string">
            <text:p>miR169g</text:p>
          </table:table-cell>
          <table:table-cell office:value-type="float" office:value="23">
            <text:p>23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156e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2b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6b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6d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6g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7a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7c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68b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miR169c</text:p>
          </table:table-cell>
          <table:table-cell office:value-type="float" office:value="24">
            <text:p>24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table:style-name="ce4" office:value-type="string">
            <text:p>miR171a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72d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string">
            <text:p>miR156h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miR166e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6" office:value-type="string">
            <text:p>miR169a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string">
            <text:p>miR399c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4" office:value-type="string">
            <text:p>miR394b</text:p>
          </table:table-cell>
          <table:table-cell office:value-type="float" office:value="26">
            <text:p>26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399d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miR156b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miR167d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miR399a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table:style-name="ce4" office:value-type="string">
            <text:p>miR164a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miR166f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miR172e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string">
            <text:p>miR164b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miR167b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table:style-name="ce4" office:value-type="string">
            <text:p>miR169b</text:p>
          </table:table-cell>
          <table:table-cell office:value-type="float" office:value="29">
            <text:p>29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office:value-type="string">
            <text:p>miR396b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string">
            <text:p>miR397a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table:style-name="ce4" office:value-type="string">
            <text:p>miR157a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4" office:value-type="string">
            <text:p>miR160a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miR169j</text:p>
          </table:table-cell>
          <table:table-cell office:value-type="float" office:value="30">
            <text:p>30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table:style-name="ce4" office:value-type="string">
            <text:p>miR171c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style-name="ce4" office:value-type="string">
            <text:p>miR172a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miR319c</text:p>
          </table:table-cell>
          <table:table-cell office:value-type="float" office:value="30">
            <text:p>30</text:p>
          </table:table-cell>
          <table:table-cell office:value-type="string">
            <text:p>Secuencial de loop a base</text:p>
          </table:table-cell>
        </table:table-row>
        <table:table-row table:style-name="ro2">
          <table:table-cell table:style-name="ce4" office:value-type="string">
            <text:p>miR390a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miR393a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miR396a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string">
            <text:p>miR408</text:p>
          </table:table-cell>
          <table:table-cell office:value-type="float" office:value="30">
            <text:p>30</text:p>
          </table:table-cell>
          <table:table-cell/>
        </table:table-row>
        <table:table-row table:style-name="ro4">
          <table:table-cell table:style-name="Default" office:value-type="string">
            <text:p>miR394a</text:p>
          </table:table-cell>
          <table:table-cell table:style-name="Default" office:value-type="float" office:value="20">
            <text:p>20</text:p>
          </table:table-cell>
          <table:table-cell office:value-type="string">
            <text:p>Secuencial de base a loop</text:p>
          </table:table-cell>
        </table:table-row>
        <table:table-row table:style-name="ro2">
          <table:table-cell table:style-name="Default" office:value-type="string">
            <text:p>miR395e</text:p>
          </table:table-cell>
          <table:table-cell table:style-name="Default" office:value-type="float" office:value="20">
            <text:p>20</text:p>
          </table:table-cell>
          <table:table-cell/>
        </table:table-row>
        <table:table-row table:style-name="ro2">
          <table:table-cell table:style-name="Default" office:value-type="string">
            <text:p>miR398a</text:p>
          </table:table-cell>
          <table:table-cell table:style-name="Default" office:value-type="float" office:value="20">
            <text:p>20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1:Sheet1.C93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'&gt;= 20 especies'.A1:'&gt;= 20 especies'.C49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iel </meta:initial-creator>
    <meta:creation-date>2016-01-14T17:41:34</meta:creation-date>
    <dc:date>2016-02-12T18:48:26</dc:date>
    <meta:editing-duration>PT8H10M10S</meta:editing-duration>
    <meta:editing-cycles>19</meta:editing-cycles>
    <meta:generator>LibreOffice/3.5$Linux_X86_64 LibreOffice_project/350m1$Build-2</meta:generator>
    <dc:creator>uciel </dc:creator>
    <meta:document-statistic meta:table-count="3" meta:cell-count="439" meta:object-count="0"/>
  </office:meta>
</office:document-meta>
</file>